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06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2" table:style-name="ta1">
        <table:table-column table:style-name="co1" table:number-columns-repeated="1024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Orientación y canalización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Asistencia proporcionada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Denuncia pública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Comunicación con autoridades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Observación e investigación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Comunicación con organismos intergubernamentales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Petición a otras ONG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Medidas de protección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Queja o petición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Acción judicial en tribunal judicial o administrativo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6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6:04</meta:creation-date>
    <dc:date>2012-09-08T11:26:19</dc:date>
    <dc:creator>Lau </dc:creator>
    <meta:editing-duration>PT15S</meta:editing-duration>
    <meta:editing-cycles>1</meta:editing-cycles>
    <meta:document-statistic meta:table-count="1" meta:cell-count="29" meta:object-count="0"/>
    <meta:generator>LibreOffice/3.4$Linux LibreOffice_project/340m1$Build-402</meta:generator>
  </office:meta>
</office:document-meta>
</file>